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1813" officeooo:paragraph-rsid="001a18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TEIRO 3 – LUCAS EDUARDO LEITE COSTA</text:p>
      <text:p text:style-name="P1"/>
      <text:p text:style-name="P1">1.1</text:p>
      <text:p text:style-name="P1"/>
      <text:p text:style-name="P1">1.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19:11:50.762402175</meta:creation-date>
    <dc:date>2023-09-22T19:12:59.614296207</dc:date>
    <meta:editing-duration>PT1M9S</meta:editing-duration>
    <meta:editing-cycles>1</meta:editing-cycles>
    <meta:document-statistic meta:table-count="0" meta:image-count="0" meta:object-count="0" meta:page-count="1" meta:paragraph-count="3" meta:word-count="8" meta:character-count="43" meta:non-whitespace-character-count="37"/>
    <meta:generator>LibreOffice/7.5.6.2$Linux_X86_64 LibreOffice_project/50$Build-2</meta:generator>
  </office:meta>
</office:document-meta>
</file>